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36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16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1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float" office:value="365">
            <text:p>365.0000</text:p>
          </table:table-cell>
          <table:table-cell office:value-type="string">
            <text:p><text:s/>= n → Size of the Array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Random Student</text:p>
          </table:table-cell>
          <table:table-cell/>
          <table:table-cell office:value-type="string">
            <text:p>P no Collison</text:p>
          </table:table-cell>
          <table:table-cell table:number-columns-repeated="2" office:value-type="string">
            <text:p>P Approximation</text:p>
          </table:table-cell>
          <table:table-cell office:value-type="string">
            <text:p>P Collision</text:p>
          </table:table-cell>
          <table:table-cell>
            <draw:frame table:end-cell-address="Sheet1.P31" table:end-x="0.2567in" table:end-y="0.1469in" draw:z-index="0" draw:style-name="gr1" draw:text-style-name="P1" svg:width="6.2988in" svg:height="4.7303in" svg:x="0.1811in" svg:y="0.0394in">
              <draw:object draw:notify-on-update-of-ranges="Sheet1.E5:Sheet1.E6 Sheet1.E7:Sheet1.E67 Sheet1.C7:Sheet1.C67 Sheet1.F5:Sheet1.F6 Sheet1.F7:Sheet1.F67 Sheet1.C7:Sheet1.C67 Sheet1.G5:Sheet1.G6 Sheet1.G7:Sheet1.G67 Sheet1.C7:Sheet1.C67 Sheet1.H5:Sheet1.H6 Sheet1.H7:Sheet1.H67 Sheet1.C7:Sheet1.C6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2"/>
          <table:table-cell office:value-type="string">
            <text:p>m</text:p>
          </table:table-cell>
          <table:table-cell office:value-type="string">
            <text:p>(1-m/n)</text:p>
          </table:table-cell>
          <table:table-cell office:value-type="string">
            <text:p>Product</text:p>
          </table:table-cell>
          <table:table-cell office:value-type="string">
            <text:p>e^(-(m-1)*m/2n)</text:p>
          </table:table-cell>
          <table:table-cell office:value-type="string">
            <text:p>e^(-m*m/2/n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formula="of:=(1-[.C7]/[.$E$3])" office:value-type="float" office:value="1">
            <text:p>1.0000</text:p>
          </table:table-cell>
          <table:table-cell table:formula="of:=[.D7]" office:value-type="float" office:value="1">
            <text:p>1.0000</text:p>
          </table:table-cell>
          <table:table-cell table:formula="of:=EXP(-([.C7]-1)*[.C7]/2/[.$E$3])" office:value-type="float" office:value="1">
            <text:p>1.0000</text:p>
          </table:table-cell>
          <table:table-cell table:formula="of:=EXP(-[.C7]*[.C6]/2/[.$E$3])" office:value-type="float" office:value="0">
            <text:p>#VALUE!</text:p>
          </table:table-cell>
          <table:table-cell table:formula="of:=1-[.E7]" office:value-type="float" office:value="0">
            <text:p>0.00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formula="of:=(1-([.C8]-1)/[.$E$3])" office:value-type="float" office:value="1">
            <text:p>1.0000</text:p>
          </table:table-cell>
          <table:table-cell table:formula="of:=[.D8]*[.E7]" office:value-type="float" office:value="1">
            <text:p>1.0000</text:p>
          </table:table-cell>
          <table:table-cell table:formula="of:=EXP(-([.C8]-1)*[.C8]/2/[.$E$3])" office:value-type="float" office:value="1">
            <text:p>1.0000</text:p>
          </table:table-cell>
          <table:table-cell table:formula="of:=EXP(-[.C8]*[.C7]/2/[.$E$3])" office:value-type="float" office:value="1">
            <text:p>1.0000</text:p>
          </table:table-cell>
          <table:table-cell table:formula="of:=1-[.E8]" office:value-type="float" office:value="0">
            <text:p>0.00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formula="of:=(1-([.C9]-1)/[.$E$3])" office:value-type="float" office:value="0.997260273972603">
            <text:p>0.9973</text:p>
          </table:table-cell>
          <table:table-cell table:formula="of:=[.D9]*[.E8]" office:value-type="float" office:value="0.997260273972603">
            <text:p>0.9973</text:p>
          </table:table-cell>
          <table:table-cell table:formula="of:=EXP(-([.C9]-1)*[.C9]/2/[.$E$3])" office:value-type="float" office:value="0.997264023596859">
            <text:p>0.9973</text:p>
          </table:table-cell>
          <table:table-cell table:formula="of:=EXP(-[.C9]*[.C8]/2/[.$E$3])" office:value-type="float" office:value="0.997264023596859">
            <text:p>0.9973</text:p>
          </table:table-cell>
          <table:table-cell table:formula="of:=1-[.E9]" office:value-type="float" office:value="0.00273972602739725">
            <text:p>0.00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formula="of:=(1-([.C10]-1)/[.$E$3])" office:value-type="float" office:value="0.994520547945205">
            <text:p>0.9945</text:p>
          </table:table-cell>
          <table:table-cell table:formula="of:=[.D10]*[.E9]" office:value-type="float" office:value="0.991795834115219">
            <text:p>0.9918</text:p>
          </table:table-cell>
          <table:table-cell table:formula="of:=EXP(-([.C10]-1)*[.C10]/2/[.$E$3])" office:value-type="float" office:value="0.991814507010879">
            <text:p>0.9918</text:p>
          </table:table-cell>
          <table:table-cell table:formula="of:=EXP(-[.C10]*[.C9]/2/[.$E$3])" office:value-type="float" office:value="0.991814507010879">
            <text:p>0.9918</text:p>
          </table:table-cell>
          <table:table-cell table:formula="of:=1-[.E10]" office:value-type="float" office:value="0.00820416588478135">
            <text:p>0.00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formula="of:=(1-([.C11]-1)/[.$E$3])" office:value-type="float" office:value="0.991780821917808">
            <text:p>0.9918</text:p>
          </table:table-cell>
          <table:table-cell table:formula="of:=[.D11]*[.E10]" office:value-type="float" office:value="0.98364408753345">
            <text:p>0.9836</text:p>
          </table:table-cell>
          <table:table-cell table:formula="of:=EXP(-([.C11]-1)*[.C11]/2/[.$E$3])" office:value-type="float" office:value="0.983696016317233">
            <text:p>0.9837</text:p>
          </table:table-cell>
          <table:table-cell table:formula="of:=EXP(-[.C11]*[.C10]/2/[.$E$3])" office:value-type="float" office:value="0.983696016317233">
            <text:p>0.9837</text:p>
          </table:table-cell>
          <table:table-cell table:formula="of:=1-[.E11]" office:value-type="float" office:value="0.0163559124665502">
            <text:p>0.01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formula="of:=(1-([.C12]-1)/[.$E$3])" office:value-type="float" office:value="0.989041095890411">
            <text:p>0.9890</text:p>
          </table:table-cell>
          <table:table-cell table:formula="of:=[.D12]*[.E11]" office:value-type="float" office:value="0.972864426300207">
            <text:p>0.9729</text:p>
          </table:table-cell>
          <table:table-cell table:formula="of:=EXP(-([.C12]-1)*[.C12]/2/[.$E$3])" office:value-type="float" office:value="0.97297464056654">
            <text:p>0.9730</text:p>
          </table:table-cell>
          <table:table-cell table:formula="of:=EXP(-[.C12]*[.C11]/2/[.$E$3])" office:value-type="float" office:value="0.97297464056654">
            <text:p>0.9730</text:p>
          </table:table-cell>
          <table:table-cell table:formula="of:=1-[.E12]" office:value-type="float" office:value="0.0271355736997935">
            <text:p>0.027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formula="of:=(1-([.C13]-1)/[.$E$3])" office:value-type="float" office:value="0.986301369863014">
            <text:p>0.9863</text:p>
          </table:table-cell>
          <table:table-cell table:formula="of:=[.D13]*[.E12]" office:value-type="float" office:value="0.959537516350889">
            <text:p>0.9595</text:p>
          </table:table-cell>
          <table:table-cell table:formula="of:=EXP(-([.C13]-1)*[.C13]/2/[.$E$3])" office:value-type="float" office:value="0.959737095950737">
            <text:p>0.9597</text:p>
          </table:table-cell>
          <table:table-cell table:formula="of:=EXP(-[.C13]*[.C12]/2/[.$E$3])" office:value-type="float" office:value="0.959737095950737">
            <text:p>0.9597</text:p>
          </table:table-cell>
          <table:table-cell table:formula="of:=1-[.E13]" office:value-type="float" office:value="0.0404624836491114">
            <text:p>0.04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formula="of:=(1-([.C14]-1)/[.$E$3])" office:value-type="float" office:value="0.983561643835616">
            <text:p>0.9836</text:p>
          </table:table-cell>
          <table:table-cell table:formula="of:=[.D14]*[.E13]" office:value-type="float" office:value="0.943764296904025">
            <text:p>0.9438</text:p>
          </table:table-cell>
          <table:table-cell table:formula="of:=EXP(-([.C14]-1)*[.C14]/2/[.$E$3])" office:value-type="float" office:value="0.944089557998611">
            <text:p>0.9441</text:p>
          </table:table-cell>
          <table:table-cell table:formula="of:=EXP(-[.C14]*[.C13]/2/[.$E$3])" office:value-type="float" office:value="0.944089557998611">
            <text:p>0.9441</text:p>
          </table:table-cell>
          <table:table-cell table:formula="of:=1-[.E14]" office:value-type="float" office:value="0.0562357030959754">
            <text:p>0.05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formula="of:=(1-([.C15]-1)/[.$E$3])" office:value-type="float" office:value="0.980821917808219">
            <text:p>0.9808</text:p>
          </table:table-cell>
          <table:table-cell table:formula="of:=[.D15]*[.E14]" office:value-type="float" office:value="0.925664707648331">
            <text:p>0.9257</text:p>
          </table:table-cell>
          <table:table-cell table:formula="of:=EXP(-([.C15]-1)*[.C15]/2/[.$E$3])" office:value-type="float" office:value="0.926156243796751">
            <text:p>0.9262</text:p>
          </table:table-cell>
          <table:table-cell table:formula="of:=EXP(-[.C15]*[.C14]/2/[.$E$3])" office:value-type="float" office:value="0.926156243796751">
            <text:p>0.9262</text:p>
          </table:table-cell>
          <table:table-cell table:formula="of:=1-[.E15]" office:value-type="float" office:value="0.074335292351669">
            <text:p>0.07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formula="of:=(1-([.C16]-1)/[.$E$3])" office:value-type="float" office:value="0.978082191780822">
            <text:p>0.9781</text:p>
          </table:table-cell>
          <table:table-cell table:formula="of:=[.D16]*[.E15]" office:value-type="float" office:value="0.905376166110833">
            <text:p>0.9054</text:p>
          </table:table-cell>
          <table:table-cell table:formula="of:=EXP(-([.C16]-1)*[.C16]/2/[.$E$3])" office:value-type="float" office:value="0.906077770711002">
            <text:p>0.9061</text:p>
          </table:table-cell>
          <table:table-cell table:formula="of:=EXP(-[.C16]*[.C15]/2/[.$E$3])" office:value-type="float" office:value="0.906077770711002">
            <text:p>0.9061</text:p>
          </table:table-cell>
          <table:table-cell table:formula="of:=1-[.E16]" office:value-type="float" office:value="0.0946238338891667">
            <text:p>0.09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formula="of:=(1-([.C17]-1)/[.$E$3])" office:value-type="float" office:value="0.975342465753425">
            <text:p>0.9753</text:p>
          </table:table-cell>
          <table:table-cell table:formula="of:=[.D17]*[.E16]" office:value-type="float" office:value="0.883051822288922">
            <text:p>0.8831</text:p>
          </table:table-cell>
          <table:table-cell table:formula="of:=EXP(-([.C17]-1)*[.C17]/2/[.$E$3])" office:value-type="float" office:value="0.88400932192782">
            <text:p>0.8840</text:p>
          </table:table-cell>
          <table:table-cell table:formula="of:=EXP(-[.C17]*[.C16]/2/[.$E$3])" office:value-type="float" office:value="0.88400932192782">
            <text:p>0.8840</text:p>
          </table:table-cell>
          <table:table-cell table:formula="of:=1-[.E17]" office:value-type="float" office:value="0.116948177711078">
            <text:p>0.11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formula="of:=(1-([.C18]-1)/[.$E$3])" office:value-type="float" office:value="0.972602739726027">
            <text:p>0.9726</text:p>
          </table:table-cell>
          <table:table-cell table:formula="of:=[.D18]*[.E17]" office:value-type="float" office:value="0.858858621678267">
            <text:p>0.8589</text:p>
          </table:table-cell>
          <table:table-cell table:formula="of:=EXP(-([.C18]-1)*[.C18]/2/[.$E$3])" office:value-type="float" office:value="0.860118652260191">
            <text:p>0.8601</text:p>
          </table:table-cell>
          <table:table-cell table:formula="of:=EXP(-[.C18]*[.C17]/2/[.$E$3])" office:value-type="float" office:value="0.860118652260191">
            <text:p>0.8601</text:p>
          </table:table-cell>
          <table:table-cell table:formula="of:=1-[.E18]" office:value-type="float" office:value="0.141141378321733">
            <text:p>0.14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formula="of:=(1-([.C19]-1)/[.$E$3])" office:value-type="float" office:value="0.96986301369863">
            <text:p>0.9699</text:p>
          </table:table-cell>
          <table:table-cell table:formula="of:=[.D19]*[.E18]" office:value-type="float" office:value="0.832975211161936">
            <text:p>0.8330</text:p>
          </table:table-cell>
          <table:table-cell table:formula="of:=EXP(-([.C19]-1)*[.C19]/2/[.$E$3])" office:value-type="float" office:value="0.834583970005487">
            <text:p>0.8346</text:p>
          </table:table-cell>
          <table:table-cell table:formula="of:=EXP(-[.C19]*[.C18]/2/[.$E$3])" office:value-type="float" office:value="0.834583970005487">
            <text:p>0.8346</text:p>
          </table:table-cell>
          <table:table-cell table:formula="of:=1-[.E19]" office:value-type="float" office:value="0.167024788838064">
            <text:p>0.167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formula="of:=(1-([.C20]-1)/[.$E$3])" office:value-type="float" office:value="0.967123287671233">
            <text:p>0.9671</text:p>
          </table:table-cell>
          <table:table-cell table:formula="of:=[.D20]*[.E19]" office:value-type="float" office:value="0.80558972476757">
            <text:p>0.8056</text:p>
          </table:table-cell>
          <table:table-cell table:formula="of:=EXP(-([.C20]-1)*[.C20]/2/[.$E$3])" office:value-type="float" office:value="0.807591732161785">
            <text:p>0.8076</text:p>
          </table:table-cell>
          <table:table-cell table:formula="of:=EXP(-[.C20]*[.C19]/2/[.$E$3])" office:value-type="float" office:value="0.807591732161785">
            <text:p>0.8076</text:p>
          </table:table-cell>
          <table:table-cell table:formula="of:=1-[.E20]" office:value-type="float" office:value="0.194410275232429">
            <text:p>0.19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formula="of:=(1-([.C21]-1)/[.$E$3])" office:value-type="float" office:value="0.964383561643836">
            <text:p>0.9644</text:p>
          </table:table-cell>
          <table:table-cell table:formula="of:=[.D21]*[.E20]" office:value-type="float" office:value="0.776897487995027">
            <text:p>0.7769</text:p>
          </table:table-cell>
          <table:table-cell table:formula="of:=EXP(-([.C21]-1)*[.C21]/2/[.$E$3])" office:value-type="float" office:value="0.779334390986865">
            <text:p>0.7793</text:p>
          </table:table-cell>
          <table:table-cell table:formula="of:=EXP(-[.C21]*[.C20]/2/[.$E$3])" office:value-type="float" office:value="0.779334390986865">
            <text:p>0.7793</text:p>
          </table:table-cell>
          <table:table-cell table:formula="of:=1-[.E21]" office:value-type="float" office:value="0.223102512004973">
            <text:p>0.22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formula="of:=(1-([.C22]-1)/[.$E$3])" office:value-type="float" office:value="0.961643835616438">
            <text:p>0.9616</text:p>
          </table:table-cell>
          <table:table-cell table:formula="of:=[.D22]*[.E21]" office:value-type="float" office:value="0.747098680236314">
            <text:p>0.7471</text:p>
          </table:table-cell>
          <table:table-cell table:formula="of:=EXP(-([.C22]-1)*[.C22]/2/[.$E$3])" office:value-type="float" office:value="0.750008129725363">
            <text:p>0.7500</text:p>
          </table:table-cell>
          <table:table-cell table:formula="of:=EXP(-[.C22]*[.C21]/2/[.$E$3])" office:value-type="float" office:value="0.750008129725363">
            <text:p>0.7500</text:p>
          </table:table-cell>
          <table:table-cell table:formula="of:=1-[.E22]" office:value-type="float" office:value="0.252901319763686">
            <text:p>0.25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formula="of:=(1-([.C23]-1)/[.$E$3])" office:value-type="float" office:value="0.958904109589041">
            <text:p>0.9589</text:p>
          </table:table-cell>
          <table:table-cell table:formula="of:=[.D23]*[.E22]" office:value-type="float" office:value="0.71639599474715">
            <text:p>0.7164</text:p>
          </table:table-cell>
          <table:table-cell table:formula="of:=EXP(-([.C23]-1)*[.C23]/2/[.$E$3])" office:value-type="float" office:value="0.719810624362064">
            <text:p>0.7198</text:p>
          </table:table-cell>
          <table:table-cell table:formula="of:=EXP(-[.C23]*[.C22]/2/[.$E$3])" office:value-type="float" office:value="0.719810624362064">
            <text:p>0.7198</text:p>
          </table:table-cell>
          <table:table-cell table:formula="of:=1-[.E23]" office:value-type="float" office:value="0.28360400525285">
            <text:p>0.28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table:formula="of:=(1-([.C24]-1)/[.$E$3])" office:value-type="float" office:value="0.956164383561644">
            <text:p>0.9562</text:p>
          </table:table-cell>
          <table:table-cell table:formula="of:=[.D24]*[.E23]" office:value-type="float" office:value="0.684992334703439">
            <text:p>0.6850</text:p>
          </table:table-cell>
          <table:table-cell table:formula="of:=EXP(-([.C24]-1)*[.C24]/2/[.$E$3])" office:value-type="float" office:value="0.688938866531329">
            <text:p>0.6889</text:p>
          </table:table-cell>
          <table:table-cell table:formula="of:=EXP(-[.C24]*[.C23]/2/[.$E$3])" office:value-type="float" office:value="0.688938866531329">
            <text:p>0.6889</text:p>
          </table:table-cell>
          <table:table-cell table:formula="of:=1-[.E24]" office:value-type="float" office:value="0.315007665296561">
            <text:p>0.315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formula="of:=(1-([.C25]-1)/[.$E$3])" office:value-type="float" office:value="0.953424657534247">
            <text:p>0.9534</text:p>
          </table:table-cell>
          <table:table-cell table:formula="of:=[.D25]*[.E24]" office:value-type="float" office:value="0.653088582128211">
            <text:p>0.6531</text:p>
          </table:table-cell>
          <table:table-cell table:formula="of:=EXP(-([.C25]-1)*[.C25]/2/[.$E$3])" office:value-type="float" office:value="0.657587080291536">
            <text:p>0.6576</text:p>
          </table:table-cell>
          <table:table-cell table:formula="of:=EXP(-[.C25]*[.C24]/2/[.$E$3])" office:value-type="float" office:value="0.657587080291536">
            <text:p>0.6576</text:p>
          </table:table-cell>
          <table:table-cell table:formula="of:=1-[.E25]" office:value-type="float" office:value="0.346911417871789">
            <text:p>0.34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table:formula="of:=(1-([.C26]-1)/[.$E$3])" office:value-type="float" office:value="0.950684931506849">
            <text:p>0.9507</text:p>
          </table:table-cell>
          <table:table-cell table:formula="of:=[.D26]*[.E25]" office:value-type="float" office:value="0.620881473968463">
            <text:p>0.6209</text:p>
          </table:table-cell>
          <table:table-cell table:formula="of:=EXP(-([.C26]-1)*[.C26]/2/[.$E$3])" office:value-type="float" office:value="0.625944762442583">
            <text:p>0.6259</text:p>
          </table:table-cell>
          <table:table-cell table:formula="of:=EXP(-[.C26]*[.C25]/2/[.$E$3])" office:value-type="float" office:value="0.625944762442583">
            <text:p>0.6259</text:p>
          </table:table-cell>
          <table:table-cell table:formula="of:=1-[.E26]" office:value-type="float" office:value="0.379118526031537">
            <text:p>0.37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formula="of:=(1-([.C27]-1)/[.$E$3])" office:value-type="float" office:value="0.947945205479452">
            <text:p>0.9479</text:p>
          </table:table-cell>
          <table:table-cell table:formula="of:=[.D27]*[.E26]" office:value-type="float" office:value="0.58856161641942">
            <text:p>0.5886</text:p>
          </table:table-cell>
          <table:table-cell table:formula="of:=EXP(-([.C27]-1)*[.C27]/2/[.$E$3])" office:value-type="float" office:value="0.594194872520674">
            <text:p>0.5942</text:p>
          </table:table-cell>
          <table:table-cell table:formula="of:=EXP(-[.C27]*[.C26]/2/[.$E$3])" office:value-type="float" office:value="0.594194872520674">
            <text:p>0.5942</text:p>
          </table:table-cell>
          <table:table-cell table:formula="of:=1-[.E27]" office:value-type="float" office:value="0.41143838358058">
            <text:p>0.41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table:formula="of:=(1-([.C28]-1)/[.$E$3])" office:value-type="float" office:value="0.945205479452055">
            <text:p>0.9452</text:p>
          </table:table-cell>
          <table:table-cell table:formula="of:=[.D28]*[.E27]" office:value-type="float" office:value="0.556311664834794">
            <text:p>0.5563</text:p>
          </table:table-cell>
          <table:table-cell table:formula="of:=EXP(-([.C28]-1)*[.C28]/2/[.$E$3])" office:value-type="float" office:value="0.562512194654137">
            <text:p>0.5625</text:p>
          </table:table-cell>
          <table:table-cell table:formula="of:=EXP(-[.C28]*[.C27]/2/[.$E$3])" office:value-type="float" office:value="0.562512194654137">
            <text:p>0.5625</text:p>
          </table:table-cell>
          <table:table-cell table:formula="of:=1-[.E28]" office:value-type="float" office:value="0.443688335165206">
            <text:p>0.44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table:formula="of:=(1-([.C29]-1)/[.$E$3])" office:value-type="float" office:value="0.942465753424658">
            <text:p>0.9425</text:p>
          </table:table-cell>
          <table:table-cell table:formula="of:=[.D29]*[.E28]" office:value-type="float" office:value="0.52430469233745">
            <text:p>0.5243</text:p>
          </table:table-cell>
          <table:table-cell table:formula="of:=EXP(-([.C29]-1)*[.C29]/2/[.$E$3])" office:value-type="float" office:value="0.531061889219852">
            <text:p>0.5311</text:p>
          </table:table-cell>
          <table:table-cell table:formula="of:=EXP(-[.C29]*[.C28]/2/[.$E$3])" office:value-type="float" office:value="0.531061889219852">
            <text:p>0.5311</text:p>
          </table:table-cell>
          <table:table-cell table:formula="of:=1-[.E29]" office:value-type="float" office:value="0.47569530766255">
            <text:p>0.47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formula="of:=(1-([.C30]-1)/[.$E$3])" office:value-type="float" office:value="0.93972602739726">
            <text:p>0.9397</text:p>
          </table:table-cell>
          <table:table-cell table:formula="of:=[.D30]*[.E29]" office:value-type="float" office:value="0.492702765676015">
            <text:p>0.4927</text:p>
          </table:table-cell>
          <table:table-cell table:formula="of:=EXP(-([.C30]-1)*[.C30]/2/[.$E$3])" office:value-type="float" office:value="0.499998247817289">
            <text:p>0.5000</text:p>
          </table:table-cell>
          <table:table-cell table:formula="of:=EXP(-[.C30]*[.C29]/2/[.$E$3])" office:value-type="float" office:value="0.499998247817289">
            <text:p>0.5000</text:p>
          </table:table-cell>
          <table:table-cell table:formula="of:=1-[.E30]" office:value-type="float" office:value="0.507297234323985">
            <text:p>0.507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table:formula="of:=(1-([.C31]-1)/[.$E$3])" office:value-type="float" office:value="0.936986301369863">
            <text:p>0.9370</text:p>
          </table:table-cell>
          <table:table-cell table:formula="of:=[.D31]*[.E30]" office:value-type="float" office:value="0.461655742085471">
            <text:p>0.4617</text:p>
          </table:table-cell>
          <table:table-cell table:formula="of:=EXP(-([.C31]-1)*[.C31]/2/[.$E$3])" office:value-type="float" office:value="0.469463660590948">
            <text:p>0.4695</text:p>
          </table:table-cell>
          <table:table-cell table:formula="of:=EXP(-[.C31]*[.C30]/2/[.$E$3])" office:value-type="float" office:value="0.469463660590948">
            <text:p>0.4695</text:p>
          </table:table-cell>
          <table:table-cell table:formula="of:=1-[.E31]" office:value-type="float" office:value="0.538344257914529">
            <text:p>0.53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table:formula="of:=(1-([.C32]-1)/[.$E$3])" office:value-type="float" office:value="0.934246575342466">
            <text:p>0.9342</text:p>
          </table:table-cell>
          <table:table-cell table:formula="of:=[.D32]*[.E31]" office:value-type="float" office:value="0.431300296030536">
            <text:p>0.4313</text:p>
          </table:table-cell>
          <table:table-cell table:formula="of:=EXP(-([.C32]-1)*[.C32]/2/[.$E$3])" office:value-type="float" office:value="0.439587800492723">
            <text:p>0.4396</text:p>
          </table:table-cell>
          <table:table-cell table:formula="of:=EXP(-[.C32]*[.C31]/2/[.$E$3])" office:value-type="float" office:value="0.439587800492723">
            <text:p>0.4396</text:p>
          </table:table-cell>
          <table:table-cell table:formula="of:=1-[.E32]" office:value-type="float" office:value="0.568699703969464">
            <text:p>0.56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table:formula="of:=(1-([.C33]-1)/[.$E$3])" office:value-type="float" office:value="0.931506849315068">
            <text:p>0.9315</text:p>
          </table:table-cell>
          <table:table-cell table:formula="of:=[.D33]*[.E32]" office:value-type="float" office:value="0.401759179864061">
            <text:p>0.4018</text:p>
          </table:table-cell>
          <table:table-cell table:formula="of:=EXP(-([.C33]-1)*[.C33]/2/[.$E$3])" office:value-type="float" office:value="0.410487024786733">
            <text:p>0.4105</text:p>
          </table:table-cell>
          <table:table-cell table:formula="of:=EXP(-[.C33]*[.C32]/2/[.$E$3])" office:value-type="float" office:value="0.410487024786733">
            <text:p>0.4105</text:p>
          </table:table-cell>
          <table:table-cell table:formula="of:=1-[.E33]" office:value-type="float" office:value="0.598240820135939">
            <text:p>0.59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table:formula="of:=(1-([.C34]-1)/[.$E$3])" office:value-type="float" office:value="0.928767123287671">
            <text:p>0.9288</text:p>
          </table:table-cell>
          <table:table-cell table:formula="of:=[.D34]*[.E33]" office:value-type="float" office:value="0.373140717736758">
            <text:p>0.3731</text:p>
          </table:table-cell>
          <table:table-cell table:formula="of:=EXP(-([.C34]-1)*[.C34]/2/[.$E$3])" office:value-type="float" office:value="0.382263990054239">
            <text:p>0.3823</text:p>
          </table:table-cell>
          <table:table-cell table:formula="of:=EXP(-[.C34]*[.C33]/2/[.$E$3])" office:value-type="float" office:value="0.382263990054239">
            <text:p>0.3823</text:p>
          </table:table-cell>
          <table:table-cell table:formula="of:=1-[.E34]" office:value-type="float" office:value="0.626859282263242">
            <text:p>0.62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table:formula="of:=(1-([.C35]-1)/[.$E$3])" office:value-type="float" office:value="0.926027397260274">
            <text:p>0.9260</text:p>
          </table:table-cell>
          <table:table-cell table:formula="of:=[.D35]*[.E34]" office:value-type="float" office:value="0.345538527657601">
            <text:p>0.3455</text:p>
          </table:table-cell>
          <table:table-cell table:formula="of:=EXP(-([.C35]-1)*[.C35]/2/[.$E$3])" office:value-type="float" office:value="0.355007473237108">
            <text:p>0.3550</text:p>
          </table:table-cell>
          <table:table-cell table:formula="of:=EXP(-[.C35]*[.C34]/2/[.$E$3])" office:value-type="float" office:value="0.355007473237108">
            <text:p>0.3550</text:p>
          </table:table-cell>
          <table:table-cell table:formula="of:=1-[.E35]" office:value-type="float" office:value="0.654461472342399">
            <text:p>0.654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table:formula="of:=(1-([.C36]-1)/[.$E$3])" office:value-type="float" office:value="0.923287671232877">
            <text:p>0.9233</text:p>
          </table:table-cell>
          <table:table-cell table:formula="of:=[.D36]*[.E35]" office:value-type="float" office:value="0.319031462522223">
            <text:p>0.3190</text:p>
          </table:table-cell>
          <table:table-cell table:formula="of:=EXP(-([.C36]-1)*[.C36]/2/[.$E$3])" office:value-type="float" office:value="0.328792387933055">
            <text:p>0.3288</text:p>
          </table:table-cell>
          <table:table-cell table:formula="of:=EXP(-[.C36]*[.C35]/2/[.$E$3])" office:value-type="float" office:value="0.328792387933055">
            <text:p>0.3288</text:p>
          </table:table-cell>
          <table:table-cell table:formula="of:=1-[.E36]" office:value-type="float" office:value="0.680968537477777">
            <text:p>0.68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table:formula="of:=(1-([.C37]-1)/[.$E$3])" office:value-type="float" office:value="0.920547945205479">
            <text:p>0.9205</text:p>
          </table:table-cell>
          <table:table-cell table:formula="of:=[.D37]*[.E36]" office:value-type="float" office:value="0.293683757280731">
            <text:p>0.2937</text:p>
          </table:table-cell>
          <table:table-cell table:formula="of:=EXP(-([.C37]-1)*[.C37]/2/[.$E$3])" office:value-type="float" office:value="0.303679982278076">
            <text:p>0.3037</text:p>
          </table:table-cell>
          <table:table-cell table:formula="of:=EXP(-[.C37]*[.C36]/2/[.$E$3])" office:value-type="float" office:value="0.303679982278076">
            <text:p>0.3037</text:p>
          </table:table-cell>
          <table:table-cell table:formula="of:=1-[.E37]" office:value-type="float" office:value="0.706316242719269">
            <text:p>0.70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table:formula="of:=(1-([.C38]-1)/[.$E$3])" office:value-type="float" office:value="0.917808219178082">
            <text:p>0.9178</text:p>
          </table:table-cell>
          <table:table-cell table:formula="of:=[.D38]*[.E37]" office:value-type="float" office:value="0.269545366271356">
            <text:p>0.2695</text:p>
          </table:table-cell>
          <table:table-cell table:formula="of:=EXP(-([.C38]-1)*[.C38]/2/[.$E$3])" office:value-type="float" office:value="0.279718202359111">
            <text:p>0.2797</text:p>
          </table:table-cell>
          <table:table-cell table:formula="of:=EXP(-[.C38]*[.C37]/2/[.$E$3])" office:value-type="float" office:value="0.279718202359111">
            <text:p>0.2797</text:p>
          </table:table-cell>
          <table:table-cell table:formula="of:=1-[.E38]" office:value-type="float" office:value="0.730454633728644">
            <text:p>0.73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table:formula="of:=(1-([.C39]-1)/[.$E$3])" office:value-type="float" office:value="0.915068493150685">
            <text:p>0.9151</text:p>
          </table:table-cell>
          <table:table-cell table:formula="of:=[.D39]*[.E38]" office:value-type="float" office:value="0.246652472149679">
            <text:p>0.2467</text:p>
          </table:table-cell>
          <table:table-cell table:formula="of:=EXP(-([.C39]-1)*[.C39]/2/[.$E$3])" office:value-type="float" office:value="0.256942203215894">
            <text:p>0.2569</text:p>
          </table:table-cell>
          <table:table-cell table:formula="of:=EXP(-[.C39]*[.C38]/2/[.$E$3])" office:value-type="float" office:value="0.256942203215894">
            <text:p>0.2569</text:p>
          </table:table-cell>
          <table:table-cell table:formula="of:=1-[.E39]" office:value-type="float" office:value="0.753347527850321">
            <text:p>0.75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table:formula="of:=(1-([.C40]-1)/[.$E$3])" office:value-type="float" office:value="0.912328767123288">
            <text:p>0.9123</text:p>
          </table:table-cell>
          <table:table-cell table:formula="of:=[.D40]*[.E39]" office:value-type="float" office:value="0.225028145824228">
            <text:p>0.2250</text:p>
          </table:table-cell>
          <table:table-cell table:formula="of:=EXP(-([.C40]-1)*[.C40]/2/[.$E$3])" office:value-type="float" office:value="0.235374988122758">
            <text:p>0.2354</text:p>
          </table:table-cell>
          <table:table-cell table:formula="of:=EXP(-[.C40]*[.C39]/2/[.$E$3])" office:value-type="float" office:value="0.235374988122758">
            <text:p>0.2354</text:p>
          </table:table-cell>
          <table:table-cell table:formula="of:=1-[.E40]" office:value-type="float" office:value="0.774971854175772">
            <text:p>0.775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table:formula="of:=(1-([.C41]-1)/[.$E$3])" office:value-type="float" office:value="0.90958904109589">
            <text:p>0.9096</text:p>
          </table:table-cell>
          <table:table-cell table:formula="of:=[.D41]*[.E40]" office:value-type="float" office:value="0.204683135379846">
            <text:p>0.2047</text:p>
          </table:table-cell>
          <table:table-cell table:formula="of:=EXP(-([.C41]-1)*[.C41]/2/[.$E$3])" office:value-type="float" office:value="0.215028155982657">
            <text:p>0.2150</text:p>
          </table:table-cell>
          <table:table-cell table:formula="of:=EXP(-[.C41]*[.C40]/2/[.$E$3])" office:value-type="float" office:value="0.215028155982657">
            <text:p>0.2150</text:p>
          </table:table-cell>
          <table:table-cell table:formula="of:=1-[.E41]" office:value-type="float" office:value="0.795316864620154">
            <text:p>0.79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table:formula="of:=(1-([.C42]-1)/[.$E$3])" office:value-type="float" office:value="0.906849315068493">
            <text:p>0.9068</text:p>
          </table:table-cell>
          <table:table-cell table:formula="of:=[.D42]*[.E41]" office:value-type="float" office:value="0.185616761125285">
            <text:p>0.1856</text:p>
          </table:table-cell>
          <table:table-cell table:formula="of:=EXP(-([.C42]-1)*[.C42]/2/[.$E$3])" office:value-type="float" office:value="0.19590273629747">
            <text:p>0.1959</text:p>
          </table:table-cell>
          <table:table-cell table:formula="of:=EXP(-[.C42]*[.C41]/2/[.$E$3])" office:value-type="float" office:value="0.19590273629747">
            <text:p>0.1959</text:p>
          </table:table-cell>
          <table:table-cell table:formula="of:=1-[.E42]" office:value-type="float" office:value="0.814383238874715">
            <text:p>0.81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table:formula="of:=(1-([.C43]-1)/[.$E$3])" office:value-type="float" office:value="0.904109589041096">
            <text:p>0.9041</text:p>
          </table:table-cell>
          <table:table-cell table:formula="of:=[.D43]*[.E42]" office:value-type="float" office:value="0.16781789362012">
            <text:p>0.1678</text:p>
          </table:table-cell>
          <table:table-cell table:formula="of:=EXP(-([.C43]-1)*[.C43]/2/[.$E$3])" office:value-type="float" office:value="0.177990091270305">
            <text:p>0.1780</text:p>
          </table:table-cell>
          <table:table-cell table:formula="of:=EXP(-[.C43]*[.C42]/2/[.$E$3])" office:value-type="float" office:value="0.177990091270305">
            <text:p>0.1780</text:p>
          </table:table-cell>
          <table:table-cell table:formula="of:=1-[.E43]" office:value-type="float" office:value="0.83218210637988">
            <text:p>0.83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table:formula="of:=(1-([.C44]-1)/[.$E$3])" office:value-type="float" office:value="0.901369863013699">
            <text:p>0.9014</text:p>
          </table:table-cell>
          <table:table-cell table:formula="of:=[.D44]*[.E43]" office:value-type="float" office:value="0.151265991783615">
            <text:p>0.1513</text:p>
          </table:table-cell>
          <table:table-cell table:formula="of:=EXP(-([.C44]-1)*[.C44]/2/[.$E$3])" office:value-type="float" office:value="0.161272865106846">
            <text:p>0.1613</text:p>
          </table:table-cell>
          <table:table-cell table:formula="of:=EXP(-[.C44]*[.C43]/2/[.$E$3])" office:value-type="float" office:value="0.161272865106846">
            <text:p>0.1613</text:p>
          </table:table-cell>
          <table:table-cell table:formula="of:=1-[.E44]" office:value-type="float" office:value="0.848734008216385">
            <text:p>0.84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table:formula="of:=(1-([.C45]-1)/[.$E$3])" office:value-type="float" office:value="0.898630136986301">
            <text:p>0.8986</text:p>
          </table:table-cell>
          <table:table-cell table:formula="of:=[.D45]*[.E44]" office:value-type="float" office:value="0.135932178917879">
            <text:p>0.1359</text:p>
          </table:table-cell>
          <table:table-cell table:formula="of:=EXP(-([.C45]-1)*[.C45]/2/[.$E$3])" office:value-type="float" office:value="0.145725961466156">
            <text:p>0.1457</text:p>
          </table:table-cell>
          <table:table-cell table:formula="of:=EXP(-[.C45]*[.C44]/2/[.$E$3])" office:value-type="float" office:value="0.145725961466156">
            <text:p>0.1457</text:p>
          </table:table-cell>
          <table:table-cell table:formula="of:=1-[.E45]" office:value-type="float" office:value="0.864067821082121">
            <text:p>0.864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table:formula="of:=(1-([.C46]-1)/[.$E$3])" office:value-type="float" office:value="0.895890410958904">
            <text:p>0.8959</text:p>
          </table:table-cell>
          <table:table-cell table:formula="of:=[.D46]*[.E45]" office:value-type="float" office:value="0.121780335633278">
            <text:p>0.1218</text:p>
          </table:table-cell>
          <table:table-cell table:formula="of:=EXP(-([.C46]-1)*[.C46]/2/[.$E$3])" office:value-type="float" office:value="0.131317531213428">
            <text:p>0.1313</text:p>
          </table:table-cell>
          <table:table-cell table:formula="of:=EXP(-[.C46]*[.C45]/2/[.$E$3])" office:value-type="float" office:value="0.131317531213428">
            <text:p>0.1313</text:p>
          </table:table-cell>
          <table:table-cell table:formula="of:=1-[.E46]" office:value-type="float" office:value="0.878219664366722">
            <text:p>0.87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table:formula="of:=(1-([.C47]-1)/[.$E$3])" office:value-type="float" office:value="0.893150684931507">
            <text:p>0.8932</text:p>
          </table:table-cell>
          <table:table-cell table:formula="of:=[.D47]*[.E46]" office:value-type="float" office:value="0.108768190182051">
            <text:p>0.1088</text:p>
          </table:table-cell>
          <table:table-cell table:formula="of:=EXP(-([.C47]-1)*[.C47]/2/[.$E$3])" office:value-type="float" office:value="0.118009954091123">
            <text:p>0.1180</text:p>
          </table:table-cell>
          <table:table-cell table:formula="of:=EXP(-[.C47]*[.C46]/2/[.$E$3])" office:value-type="float" office:value="0.118009954091123">
            <text:p>0.1180</text:p>
          </table:table-cell>
          <table:table-cell table:formula="of:=1-[.E47]" office:value-type="float" office:value="0.891231809817949">
            <text:p>0.89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table:formula="of:=(1-([.C48]-1)/[.$E$3])" office:value-type="float" office:value="0.89041095890411">
            <text:p>0.8904</text:p>
          </table:table-cell>
          <table:table-cell table:formula="of:=[.D48]*[.E47]" office:value-type="float" office:value="0.0968483885182646">
            <text:p>0.0968</text:p>
          </table:table-cell>
          <table:table-cell table:formula="of:=EXP(-([.C48]-1)*[.C48]/2/[.$E$3])" office:value-type="float" office:value="0.105760799592302">
            <text:p>0.1058</text:p>
          </table:table-cell>
          <table:table-cell table:formula="of:=EXP(-[.C48]*[.C47]/2/[.$E$3])" office:value-type="float" office:value="0.105760799592302">
            <text:p>0.1058</text:p>
          </table:table-cell>
          <table:table-cell table:formula="of:=1-[.E48]" office:value-type="float" office:value="0.903151611481735">
            <text:p>0.90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table:formula="of:=(1-([.C49]-1)/[.$E$3])" office:value-type="float" office:value="0.887671232876712">
            <text:p>0.8877</text:p>
          </table:table-cell>
          <table:table-cell table:formula="of:=[.D49]*[.E48]" office:value-type="float" office:value="0.0859695284381308">
            <text:p>0.0860</text:p>
          </table:table-cell>
          <table:table-cell table:formula="of:=EXP(-([.C49]-1)*[.C49]/2/[.$E$3])" office:value-type="float" office:value="0.0945237541324223">
            <text:p>0.0945</text:p>
          </table:table-cell>
          <table:table-cell table:formula="of:=EXP(-[.C49]*[.C48]/2/[.$E$3])" office:value-type="float" office:value="0.0945237541324223">
            <text:p>0.0945</text:p>
          </table:table-cell>
          <table:table-cell table:formula="of:=1-[.E49]" office:value-type="float" office:value="0.914030471561869">
            <text:p>0.914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table:formula="of:=(1-([.C50]-1)/[.$E$3])" office:value-type="float" office:value="0.884931506849315">
            <text:p>0.8849</text:p>
          </table:table-cell>
          <table:table-cell table:formula="of:=[.D50]*[.E49]" office:value-type="float" office:value="0.0760771443438801">
            <text:p>0.0761</text:p>
          </table:table-cell>
          <table:table-cell table:formula="of:=EXP(-([.C50]-1)*[.C50]/2/[.$E$3])" office:value-type="float" office:value="0.0842495035170503">
            <text:p>0.0842</text:p>
          </table:table-cell>
          <table:table-cell table:formula="of:=EXP(-[.C50]*[.C49]/2/[.$E$3])" office:value-type="float" office:value="0.0842495035170503">
            <text:p>0.0842</text:p>
          </table:table-cell>
          <table:table-cell table:formula="of:=1-[.E50]" office:value-type="float" office:value="0.92392285565612">
            <text:p>0.923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table:formula="of:=(1-([.C51]-1)/[.$E$3])" office:value-type="float" office:value="0.882191780821918">
            <text:p>0.8822</text:p>
          </table:table-cell>
          <table:table-cell table:formula="of:=[.D51]*[.E50]" office:value-type="float" office:value="0.0671146314485737">
            <text:p>0.0671</text:p>
          </table:table-cell>
          <table:table-cell table:formula="of:=EXP(-([.C51]-1)*[.C51]/2/[.$E$3])" office:value-type="float" office:value="0.0748865616396143">
            <text:p>0.0749</text:p>
          </table:table-cell>
          <table:table-cell table:formula="of:=EXP(-[.C51]*[.C50]/2/[.$E$3])" office:value-type="float" office:value="0.0748865616396143">
            <text:p>0.0749</text:p>
          </table:table-cell>
          <table:table-cell table:formula="of:=1-[.E51]" office:value-type="float" office:value="0.932885368551426">
            <text:p>0.93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table:formula="of:=(1-([.C52]-1)/[.$E$3])" office:value-type="float" office:value="0.879452054794521">
            <text:p>0.8795</text:p>
          </table:table-cell>
          <table:table-cell table:formula="of:=[.D52]*[.E51]" office:value-type="float" office:value="0.0590241005342251">
            <text:p>0.0590</text:p>
          </table:table-cell>
          <table:table-cell table:formula="of:=EXP(-([.C52]-1)*[.C52]/2/[.$E$3])" office:value-type="float" office:value="0.0663820382668317">
            <text:p>0.0664</text:p>
          </table:table-cell>
          <table:table-cell table:formula="of:=EXP(-[.C52]*[.C51]/2/[.$E$3])" office:value-type="float" office:value="0.0663820382668317">
            <text:p>0.0664</text:p>
          </table:table-cell>
          <table:table-cell table:formula="of:=1-[.E52]" office:value-type="float" office:value="0.940975899465775">
            <text:p>0.94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table:formula="of:=(1-([.C53]-1)/[.$E$3])" office:value-type="float" office:value="0.876712328767123">
            <text:p>0.8767</text:p>
          </table:table-cell>
          <table:table-cell table:formula="of:=[.D53]*[.E52]" office:value-type="float" office:value="0.0517471566327453">
            <text:p>0.0517</text:p>
          </table:table-cell>
          <table:table-cell table:formula="of:=EXP(-([.C53]-1)*[.C53]/2/[.$E$3])" office:value-type="float" office:value="0.0586823406364485">
            <text:p>0.0587</text:p>
          </table:table-cell>
          <table:table-cell table:formula="of:=EXP(-[.C53]*[.C52]/2/[.$E$3])" office:value-type="float" office:value="0.0586823406364485">
            <text:p>0.0587</text:p>
          </table:table-cell>
          <table:table-cell table:formula="of:=1-[.E53]" office:value-type="float" office:value="0.948252843367255">
            <text:p>0.94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table:formula="of:=(1-([.C54]-1)/[.$E$3])" office:value-type="float" office:value="0.873972602739726">
            <text:p>0.8740</text:p>
          </table:table-cell>
          <table:table-cell table:formula="of:=[.D54]*[.E53]" office:value-type="float" office:value="0.0452255971667007">
            <text:p>0.0452</text:p>
          </table:table-cell>
          <table:table-cell table:formula="of:=EXP(-([.C54]-1)*[.C54]/2/[.$E$3])" office:value-type="float" office:value="0.0517338053651481">
            <text:p>0.0517</text:p>
          </table:table-cell>
          <table:table-cell table:formula="of:=EXP(-[.C54]*[.C53]/2/[.$E$3])" office:value-type="float" office:value="0.0517338053651481">
            <text:p>0.0517</text:p>
          </table:table-cell>
          <table:table-cell table:formula="of:=1-[.E54]" office:value-type="float" office:value="0.954774402833299">
            <text:p>0.95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table:formula="of:=(1-([.C55]-1)/[.$E$3])" office:value-type="float" office:value="0.871232876712329">
            <text:p>0.8712</text:p>
          </table:table-cell>
          <table:table-cell table:formula="of:=[.D55]*[.E54]" office:value-type="float" office:value="0.0394020271205775">
            <text:p>0.0394</text:p>
          </table:table-cell>
          <table:table-cell table:formula="of:=EXP(-([.C55]-1)*[.C55]/2/[.$E$3])" office:value-type="float" office:value="0.0454832588131276">
            <text:p>0.0455</text:p>
          </table:table-cell>
          <table:table-cell table:formula="of:=EXP(-[.C55]*[.C54]/2/[.$E$3])" office:value-type="float" office:value="0.0454832588131276">
            <text:p>0.0455</text:p>
          </table:table-cell>
          <table:table-cell table:formula="of:=1-[.E55]" office:value-type="float" office:value="0.960597972879422">
            <text:p>0.96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table:formula="of:=(1-([.C56]-1)/[.$E$3])" office:value-type="float" office:value="0.868493150684932">
            <text:p>0.8685</text:p>
          </table:table-cell>
          <table:table-cell table:formula="of:=[.D56]*[.E55]" office:value-type="float" office:value="0.0342203906773235">
            <text:p>0.0342</text:p>
          </table:table-cell>
          <table:table-cell table:formula="of:=EXP(-([.C56]-1)*[.C56]/2/[.$E$3])" office:value-type="float" office:value="0.0398785055516944">
            <text:p>0.0399</text:p>
          </table:table-cell>
          <table:table-cell table:formula="of:=EXP(-[.C56]*[.C55]/2/[.$E$3])" office:value-type="float" office:value="0.0398785055516944">
            <text:p>0.0399</text:p>
          </table:table-cell>
          <table:table-cell table:formula="of:=1-[.E56]" office:value-type="float" office:value="0.965779609322676">
            <text:p>0.965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table:formula="of:=(1-([.C57]-1)/[.$E$3])" office:value-type="float" office:value="0.865753424657534">
            <text:p>0.8658</text:p>
          </table:table-cell>
          <table:table-cell table:formula="of:=[.D57]*[.E56]" office:value-type="float" office:value="0.0296264204220116">
            <text:p>0.0296</text:p>
          </table:table-cell>
          <table:table-cell table:formula="of:=EXP(-([.C57]-1)*[.C57]/2/[.$E$3])" office:value-type="float" office:value="0.0348687459136893">
            <text:p>0.0349</text:p>
          </table:table-cell>
          <table:table-cell table:formula="of:=EXP(-[.C57]*[.C56]/2/[.$E$3])" office:value-type="float" office:value="0.0348687459136893">
            <text:p>0.0349</text:p>
          </table:table-cell>
          <table:table-cell table:formula="of:=1-[.E57]" office:value-type="float" office:value="0.970373579577988">
            <text:p>0.97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 table:formula="of:=(1-([.C58]-1)/[.$E$3])" office:value-type="float" office:value="0.863013698630137">
            <text:p>0.8630</text:p>
          </table:table-cell>
          <table:table-cell table:formula="of:=[.D58]*[.E57]" office:value-type="float" office:value="0.0255680066655716">
            <text:p>0.0256</text:p>
          </table:table-cell>
          <table:table-cell table:formula="of:=EXP(-([.C58]-1)*[.C58]/2/[.$E$3])" office:value-type="float" office:value="0.0304049247622686">
            <text:p>0.0304</text:p>
          </table:table-cell>
          <table:table-cell table:formula="of:=EXP(-[.C58]*[.C57]/2/[.$E$3])" office:value-type="float" office:value="0.0304049247622686">
            <text:p>0.0304</text:p>
          </table:table-cell>
          <table:table-cell table:formula="of:=1-[.E58]" office:value-type="float" office:value="0.974431993334428">
            <text:p>0.97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">
            <text:p>52</text:p>
          </table:table-cell>
          <table:table-cell table:formula="of:=(1-([.C59]-1)/[.$E$3])" office:value-type="float" office:value="0.86027397260274">
            <text:p>0.8603</text:p>
          </table:table-cell>
          <table:table-cell table:formula="of:=[.D59]*[.E58]" office:value-type="float" office:value="0.0219954906657246">
            <text:p>0.0220</text:p>
          </table:table-cell>
          <table:table-cell table:formula="of:=EXP(-([.C59]-1)*[.C59]/2/[.$E$3])" office:value-type="float" office:value="0.0264400145861558">
            <text:p>0.0264</text:p>
          </table:table-cell>
          <table:table-cell table:formula="of:=EXP(-[.C59]*[.C58]/2/[.$E$3])" office:value-type="float" office:value="0.0264400145861558">
            <text:p>0.0264</text:p>
          </table:table-cell>
          <table:table-cell table:formula="of:=1-[.E59]" office:value-type="float" office:value="0.978004509334275">
            <text:p>0.97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table:formula="of:=(1-([.C60]-1)/[.$E$3])" office:value-type="float" office:value="0.857534246575342">
            <text:p>0.8575</text:p>
          </table:table-cell>
          <table:table-cell table:formula="of:=[.D60]*[.E59]" office:value-type="float" office:value="0.0188618865160872">
            <text:p>0.0189</text:p>
          </table:table-cell>
          <table:table-cell table:formula="of:=EXP(-([.C60]-1)*[.C60]/2/[.$E$3])" office:value-type="float" office:value="0.0229292368188104">
            <text:p>0.0229</text:p>
          </table:table-cell>
          <table:table-cell table:formula="of:=EXP(-[.C60]*[.C59]/2/[.$E$3])" office:value-type="float" office:value="0.0229292368188104">
            <text:p>0.0229</text:p>
          </table:table-cell>
          <table:table-cell table:formula="of:=1-[.E60]" office:value-type="float" office:value="0.981138113483913">
            <text:p>0.98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 table:formula="of:=(1-([.C61]-1)/[.$E$3])" office:value-type="float" office:value="0.854794520547945">
            <text:p>0.8548</text:p>
          </table:table-cell>
          <table:table-cell table:formula="of:=[.D61]*[.E60]" office:value-type="float" office:value="0.0161230372411485">
            <text:p>0.0161</text:p>
          </table:table-cell>
          <table:table-cell table:formula="of:=EXP(-([.C61]-1)*[.C61]/2/[.$E$3])" office:value-type="float" office:value="0.019830225889674">
            <text:p>0.0198</text:p>
          </table:table-cell>
          <table:table-cell table:formula="of:=EXP(-[.C61]*[.C60]/2/[.$E$3])" office:value-type="float" office:value="0.019830225889674">
            <text:p>0.0198</text:p>
          </table:table-cell>
          <table:table-cell table:formula="of:=1-[.E61]" office:value-type="float" office:value="0.983876962758851">
            <text:p>0.983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 table:formula="of:=(1-([.C62]-1)/[.$E$3])" office:value-type="float" office:value="0.852054794520548">
            <text:p>0.8521</text:p>
          </table:table-cell>
          <table:table-cell table:formula="of:=[.D62]*[.E61]" office:value-type="float" office:value="0.0137377111835539">
            <text:p>0.0137</text:p>
          </table:table-cell>
          <table:table-cell table:formula="of:=EXP(-([.C62]-1)*[.C62]/2/[.$E$3])" office:value-type="float" office:value="0.0171031409563176">
            <text:p>0.0171</text:p>
          </table:table-cell>
          <table:table-cell table:formula="of:=EXP(-[.C62]*[.C61]/2/[.$E$3])" office:value-type="float" office:value="0.0171031409563176">
            <text:p>0.0171</text:p>
          </table:table-cell>
          <table:table-cell table:formula="of:=1-[.E62]" office:value-type="float" office:value="0.986262288816446">
            <text:p>0.98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table:formula="of:=(1-([.C63]-1)/[.$E$3])" office:value-type="float" office:value="0.849315068493151">
            <text:p>0.8493</text:p>
          </table:table-cell>
          <table:table-cell table:formula="of:=[.D63]*[.E62]" office:value-type="float" office:value="0.0116676451147992">
            <text:p>0.0117</text:p>
          </table:table-cell>
          <table:table-cell table:formula="of:=EXP(-([.C63]-1)*[.C63]/2/[.$E$3])" office:value-type="float" office:value="0.014710730548764">
            <text:p>0.0147</text:p>
          </table:table-cell>
          <table:table-cell table:formula="of:=EXP(-[.C63]*[.C62]/2/[.$E$3])" office:value-type="float" office:value="0.014710730548764">
            <text:p>0.0147</text:p>
          </table:table-cell>
          <table:table-cell table:formula="of:=1-[.E63]" office:value-type="float" office:value="0.988332354885201">
            <text:p>0.98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table:formula="of:=(1-([.C64]-1)/[.$E$3])" office:value-type="float" office:value="0.846575342465753">
            <text:p>0.8466</text:p>
          </table:table-cell>
          <table:table-cell table:formula="of:=[.D64]*[.E63]" office:value-type="float" office:value="0.00987754065883002">
            <text:p>0.0099</text:p>
          </table:table-cell>
          <table:table-cell table:formula="of:=EXP(-([.C64]-1)*[.C64]/2/[.$E$3])" office:value-type="float" office:value="0.0126183554958017">
            <text:p>0.0126</text:p>
          </table:table-cell>
          <table:table-cell table:formula="of:=EXP(-[.C64]*[.C63]/2/[.$E$3])" office:value-type="float" office:value="0.0126183554958017">
            <text:p>0.0126</text:p>
          </table:table-cell>
          <table:table-cell table:formula="of:=1-[.E64]" office:value-type="float" office:value="0.99012245934117">
            <text:p>0.99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">
            <text:p>58</text:p>
          </table:table-cell>
          <table:table-cell table:formula="of:=(1-([.C65]-1)/[.$E$3])" office:value-type="float" office:value="0.843835616438356">
            <text:p>0.8438</text:p>
          </table:table-cell>
          <table:table-cell table:formula="of:=[.D65]*[.E64]" office:value-type="float" office:value="0.00833502061073875">
            <text:p>0.0083</text:p>
          </table:table-cell>
          <table:table-cell table:formula="of:=EXP(-([.C65]-1)*[.C65]/2/[.$E$3])" office:value-type="float" office:value="0.0107939755138173">
            <text:p>0.0108</text:p>
          </table:table-cell>
          <table:table-cell table:formula="of:=EXP(-[.C65]*[.C64]/2/[.$E$3])" office:value-type="float" office:value="0.0107939755138173">
            <text:p>0.0108</text:p>
          </table:table-cell>
          <table:table-cell table:formula="of:=1-[.E65]" office:value-type="float" office:value="0.991664979389261">
            <text:p>0.99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">
            <text:p>59</text:p>
          </table:table-cell>
          <table:table-cell table:formula="of:=(1-([.C66]-1)/[.$E$3])" office:value-type="float" office:value="0.841095890410959">
            <text:p>0.8411</text:p>
          </table:table-cell>
          <table:table-cell table:formula="of:=[.D66]*[.E65]" office:value-type="float" office:value="0.00701055158218301">
            <text:p>0.0070</text:p>
          </table:table-cell>
          <table:table-cell table:formula="of:=EXP(-([.C66]-1)*[.C66]/2/[.$E$3])" office:value-type="float" office:value="0.00920810473870293">
            <text:p>0.0092</text:p>
          </table:table-cell>
          <table:table-cell table:formula="of:=EXP(-[.C66]*[.C65]/2/[.$E$3])" office:value-type="float" office:value="0.00920810473870293">
            <text:p>0.0092</text:p>
          </table:table-cell>
          <table:table-cell table:formula="of:=1-[.E66]" office:value-type="float" office:value="0.992989448417817">
            <text:p>0.9930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table:formula="of:=(1-([.C67]-1)/[.$E$3])" office:value-type="float" office:value="0.838356164383562">
            <text:p>0.8384</text:p>
          </table:table-cell>
          <table:table-cell table:formula="of:=[.D67]*[.E66]" office:value-type="float" office:value="0.00587733913465206">
            <text:p>0.0059</text:p>
          </table:table-cell>
          <table:table-cell table:formula="of:=EXP(-([.C67]-1)*[.C67]/2/[.$E$3])" office:value-type="float" office:value="0.00783374128834402">
            <text:p>0.0078</text:p>
          </table:table-cell>
          <table:table-cell table:formula="of:=EXP(-[.C67]*[.C66]/2/[.$E$3])" office:value-type="float" office:value="0.00783374128834402">
            <text:p>0.0078</text:p>
          </table:table-cell>
          <table:table-cell table:formula="of:=1-[.E67]" office:value-type="float" office:value="0.994122660865348">
            <text:p>0.9941</text:p>
          </table:table-cell>
          <table:table-cell/>
        </table:table-row>
        <table:table-row table:style-name="ro1" table:number-rows-repeated="104850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4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5">05/05/2021</text:date>, <text:time>13:36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1-05-05T13:19:31.29</meta:creation-date>
    <dc:date>2021-05-05T13:36:01.28</dc:date>
    <dc:creator>Mark Lehr</dc:creator>
    <meta:editing-duration>PT1M6S</meta:editing-duration>
    <meta:editing-cycles>1</meta:editing-cycles>
    <meta:document-statistic meta:table-count="3" meta:cell-count="378" meta:object-count="1"/>
    <meta:generator>OpenOffice/4.1.6$Win32 OpenOffice.org_project/416m1$Build-979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6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16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16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116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116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12.016cm" xlink:href=".." xlink:type="simple" chart:class="chart:scatter" chart:style-name="ch1">
        <chart:title svg:x="7.136cm" svg:y="0.376cm" chart:style-name="ch2">
          <text:p>Hashing</text:p>
        </chart:title>
        <chart:subtitle svg:x="4.847cm" svg:y="1.395cm" chart:style-name="ch3">
          <text:p>Exact and Approximate Probabilities</text:p>
        </chart:subtitle>
        <chart:legend chart:legend-position="end" svg:x="10.079cm" svg:y="4.698cm" style:legend-expansion="high" chart:style-name="ch4"/>
        <chart:plot-area chart:style-name="ch5" table:cell-range-address="Sheet1.C7:Sheet1.C67 Sheet1.E5:Sheet1.H67" chart:data-source-has-labels="row" svg:x="1.358cm" svg:y="2.558cm" svg:width="8.081cm" svg:height="8.21cm">
          <chartooo:coordinate-region svg:x="2.641cm" svg:y="2.771cm" svg:width="6.611cm" svg:height="7.324cm"/>
          <chart:axis chart:dimension="x" chart:name="primary-x" chart:style-name="ch6">
            <chart:title svg:x="4.759cm" svg:y="11.009cm" chart:style-name="ch7">
              <text:p>Hashes</text:p>
            </chart:title>
            <chart:grid chart:style-name="ch8" chart:class="major"/>
          </chart:axis>
          <chart:axis chart:dimension="y" chart:name="primary-y" chart:style-name="ch9">
            <chart:title svg:x="0.451cm" svg:y="7.474cm" chart:style-name="ch10">
              <text:p>Probability</text:p>
            </chart:title>
            <chart:grid chart:style-name="ch8" chart:class="major"/>
          </chart:axis>
          <chart:series chart:style-name="ch11" chart:values-cell-range-address="Sheet1.E7:Sheet1.E67" chart:label-cell-address="Sheet1.E5:Sheet1.E6" chart:class="chart:scatter">
            <chart:domain table:cell-range-address="Sheet1.C7:Sheet1.C67"/>
            <chart:data-point chart:repeated="61"/>
          </chart:series>
          <chart:series chart:style-name="ch12" chart:values-cell-range-address="Sheet1.F7:Sheet1.F67" chart:label-cell-address="Sheet1.F5:Sheet1.F6" chart:class="chart:scatter">
            <chart:data-point chart:repeated="61"/>
          </chart:series>
          <chart:series chart:style-name="ch13" chart:values-cell-range-address="Sheet1.G7:Sheet1.G67" chart:label-cell-address="Sheet1.G5:Sheet1.G6" chart:class="chart:scatter">
            <chart:data-point chart:repeated="61"/>
          </chart:series>
          <chart:series chart:style-name="ch14" chart:values-cell-range-address="Sheet1.H7:Sheet1.H67" chart:label-cell-address="Sheet1.H5:Sheet1.H6" chart:class="chart:scatter">
            <chart:data-point chart:repeated="6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 no Collison Product</text:p>
                <text:list>
                  <text:list-item>
                    <text:p>P no Collison</text:p>
                  </text:list-item>
                  <text:list-item>
                    <text:p>Product</text:p>
                  </text:list-item>
                </text:list>
                <draw:g>
                  <svg:desc>Sheet1.E5:Sheet1.E6</svg:desc>
                </draw:g>
              </table:table-cell>
              <table:table-cell office:value-type="string">
                <text:p>P Approximation e^(-(m-1)*m/2n)</text:p>
                <text:list>
                  <text:list-item>
                    <text:p>P Approximation</text:p>
                  </text:list-item>
                  <text:list-item>
                    <text:p>e^(-(m-1)*m/2n)</text:p>
                  </text:list-item>
                </text:list>
                <draw:g>
                  <svg:desc>Sheet1.F5:Sheet1.F6</svg:desc>
                </draw:g>
              </table:table-cell>
              <table:table-cell office:value-type="string">
                <text:p>P Approximation e^(-m*m/2/n)</text:p>
                <text:list>
                  <text:list-item>
                    <text:p>P Approximation</text:p>
                  </text:list-item>
                  <text:list-item>
                    <text:p>e^(-m*m/2/n)</text:p>
                  </text:list-item>
                </text:list>
                <draw:g>
                  <svg:desc>Sheet1.G5:Sheet1.G6</svg:desc>
                </draw:g>
              </table:table-cell>
              <table:table-cell office:value-type="string">
                <text:p>P Collision</text:p>
                <text:list>
                  <text:list-item>
                    <text:p>P Collision</text:p>
                  </text:list-item>
                  <text:list-item>
                    <text:p/>
                  </text:list-item>
                </text:list>
                <draw:g>
                  <svg:desc>Sheet1.H5:Sheet1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7:Sheet1.C67</svg:desc>
                </draw:g>
              </table:table-cell>
              <table:table-cell office:value-type="float" office:value="1">
                <text:p>1</text:p>
                <draw:g>
                  <svg:desc>Sheet1.E7:Sheet1.E67</svg:desc>
                </draw:g>
              </table:table-cell>
              <table:table-cell office:value-type="float" office:value="1">
                <text:p>1</text:p>
                <draw:g>
                  <svg:desc>Sheet1.F7:Sheet1.F67</svg:desc>
                </draw:g>
              </table:table-cell>
              <table:table-cell office:value-type="float" office:value="NaN">
                <text:p>NaN</text:p>
                <draw:g>
                  <svg:desc>Sheet1.G7:Sheet1.G67</svg:desc>
                </draw:g>
              </table:table-cell>
              <table:table-cell office:value-type="float" office:value="0">
                <text:p>0</text:p>
                <draw:g>
                  <svg:desc>Sheet1.H7:Sheet1.H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997260273972603">
                <text:p>0.997260273972603</text:p>
              </table:table-cell>
              <table:table-cell office:value-type="float" office:value="0.997264023596859">
                <text:p>0.997264023596859</text:p>
              </table:table-cell>
              <table:table-cell office:value-type="float" office:value="0.997264023596859">
                <text:p>0.997264023596859</text:p>
              </table:table-cell>
              <table:table-cell office:value-type="float" office:value="0.00273972602739725">
                <text:p>0.002739726027397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991795834115219">
                <text:p>0.991795834115219</text:p>
              </table:table-cell>
              <table:table-cell office:value-type="float" office:value="0.991814507010879">
                <text:p>0.991814507010879</text:p>
              </table:table-cell>
              <table:table-cell office:value-type="float" office:value="0.991814507010879">
                <text:p>0.991814507010879</text:p>
              </table:table-cell>
              <table:table-cell office:value-type="float" office:value="0.00820416588478135">
                <text:p>0.008204165884781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98364408753345">
                <text:p>0.98364408753345</text:p>
              </table:table-cell>
              <table:table-cell office:value-type="float" office:value="0.983696016317233">
                <text:p>0.983696016317233</text:p>
              </table:table-cell>
              <table:table-cell office:value-type="float" office:value="0.983696016317233">
                <text:p>0.983696016317233</text:p>
              </table:table-cell>
              <table:table-cell office:value-type="float" office:value="0.0163559124665502">
                <text:p>0.01635591246655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972864426300207">
                <text:p>0.972864426300207</text:p>
              </table:table-cell>
              <table:table-cell office:value-type="float" office:value="0.97297464056654">
                <text:p>0.97297464056654</text:p>
              </table:table-cell>
              <table:table-cell office:value-type="float" office:value="0.97297464056654">
                <text:p>0.97297464056654</text:p>
              </table:table-cell>
              <table:table-cell office:value-type="float" office:value="0.0271355736997935">
                <text:p>0.02713557369979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959537516350889">
                <text:p>0.959537516350889</text:p>
              </table:table-cell>
              <table:table-cell office:value-type="float" office:value="0.959737095950737">
                <text:p>0.959737095950737</text:p>
              </table:table-cell>
              <table:table-cell office:value-type="float" office:value="0.959737095950737">
                <text:p>0.959737095950737</text:p>
              </table:table-cell>
              <table:table-cell office:value-type="float" office:value="0.0404624836491114">
                <text:p>0.04046248364911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943764296904025">
                <text:p>0.943764296904025</text:p>
              </table:table-cell>
              <table:table-cell office:value-type="float" office:value="0.944089557998611">
                <text:p>0.944089557998611</text:p>
              </table:table-cell>
              <table:table-cell office:value-type="float" office:value="0.944089557998611">
                <text:p>0.944089557998611</text:p>
              </table:table-cell>
              <table:table-cell office:value-type="float" office:value="0.0562357030959754">
                <text:p>0.05623570309597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925664707648331">
                <text:p>0.925664707648331</text:p>
              </table:table-cell>
              <table:table-cell office:value-type="float" office:value="0.926156243796751">
                <text:p>0.926156243796751</text:p>
              </table:table-cell>
              <table:table-cell office:value-type="float" office:value="0.926156243796751">
                <text:p>0.926156243796751</text:p>
              </table:table-cell>
              <table:table-cell office:value-type="float" office:value="0.074335292351669">
                <text:p>0.0743352923516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05376166110833">
                <text:p>0.905376166110833</text:p>
              </table:table-cell>
              <table:table-cell office:value-type="float" office:value="0.906077770711002">
                <text:p>0.906077770711002</text:p>
              </table:table-cell>
              <table:table-cell office:value-type="float" office:value="0.906077770711002">
                <text:p>0.906077770711002</text:p>
              </table:table-cell>
              <table:table-cell office:value-type="float" office:value="0.0946238338891667">
                <text:p>0.0946238338891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883051822288922">
                <text:p>0.883051822288922</text:p>
              </table:table-cell>
              <table:table-cell office:value-type="float" office:value="0.88400932192782">
                <text:p>0.88400932192782</text:p>
              </table:table-cell>
              <table:table-cell office:value-type="float" office:value="0.88400932192782">
                <text:p>0.88400932192782</text:p>
              </table:table-cell>
              <table:table-cell office:value-type="float" office:value="0.116948177711078">
                <text:p>0.1169481777110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858858621678267">
                <text:p>0.858858621678267</text:p>
              </table:table-cell>
              <table:table-cell office:value-type="float" office:value="0.860118652260191">
                <text:p>0.860118652260191</text:p>
              </table:table-cell>
              <table:table-cell office:value-type="float" office:value="0.860118652260191">
                <text:p>0.860118652260191</text:p>
              </table:table-cell>
              <table:table-cell office:value-type="float" office:value="0.141141378321733">
                <text:p>0.1411413783217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832975211161936">
                <text:p>0.832975211161936</text:p>
              </table:table-cell>
              <table:table-cell office:value-type="float" office:value="0.834583970005487">
                <text:p>0.834583970005487</text:p>
              </table:table-cell>
              <table:table-cell office:value-type="float" office:value="0.834583970005487">
                <text:p>0.834583970005487</text:p>
              </table:table-cell>
              <table:table-cell office:value-type="float" office:value="0.167024788838064">
                <text:p>0.1670247888380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80558972476757">
                <text:p>0.80558972476757</text:p>
              </table:table-cell>
              <table:table-cell office:value-type="float" office:value="0.807591732161785">
                <text:p>0.807591732161785</text:p>
              </table:table-cell>
              <table:table-cell office:value-type="float" office:value="0.807591732161785">
                <text:p>0.807591732161785</text:p>
              </table:table-cell>
              <table:table-cell office:value-type="float" office:value="0.194410275232429">
                <text:p>0.1944102752324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776897487995027">
                <text:p>0.776897487995027</text:p>
              </table:table-cell>
              <table:table-cell office:value-type="float" office:value="0.779334390986865">
                <text:p>0.779334390986865</text:p>
              </table:table-cell>
              <table:table-cell office:value-type="float" office:value="0.779334390986865">
                <text:p>0.779334390986865</text:p>
              </table:table-cell>
              <table:table-cell office:value-type="float" office:value="0.223102512004973">
                <text:p>0.2231025120049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747098680236314">
                <text:p>0.747098680236314</text:p>
              </table:table-cell>
              <table:table-cell office:value-type="float" office:value="0.750008129725363">
                <text:p>0.750008129725363</text:p>
              </table:table-cell>
              <table:table-cell office:value-type="float" office:value="0.750008129725363">
                <text:p>0.750008129725363</text:p>
              </table:table-cell>
              <table:table-cell office:value-type="float" office:value="0.252901319763686">
                <text:p>0.2529013197636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71639599474715">
                <text:p>0.71639599474715</text:p>
              </table:table-cell>
              <table:table-cell office:value-type="float" office:value="0.719810624362064">
                <text:p>0.719810624362064</text:p>
              </table:table-cell>
              <table:table-cell office:value-type="float" office:value="0.719810624362064">
                <text:p>0.719810624362064</text:p>
              </table:table-cell>
              <table:table-cell office:value-type="float" office:value="0.28360400525285">
                <text:p>0.283604005252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684992334703439">
                <text:p>0.684992334703439</text:p>
              </table:table-cell>
              <table:table-cell office:value-type="float" office:value="0.688938866531329">
                <text:p>0.688938866531329</text:p>
              </table:table-cell>
              <table:table-cell office:value-type="float" office:value="0.688938866531329">
                <text:p>0.688938866531329</text:p>
              </table:table-cell>
              <table:table-cell office:value-type="float" office:value="0.315007665296561">
                <text:p>0.3150076652965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653088582128211">
                <text:p>0.653088582128211</text:p>
              </table:table-cell>
              <table:table-cell office:value-type="float" office:value="0.657587080291536">
                <text:p>0.657587080291536</text:p>
              </table:table-cell>
              <table:table-cell office:value-type="float" office:value="0.657587080291536">
                <text:p>0.657587080291536</text:p>
              </table:table-cell>
              <table:table-cell office:value-type="float" office:value="0.346911417871789">
                <text:p>0.3469114178717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620881473968463">
                <text:p>0.620881473968463</text:p>
              </table:table-cell>
              <table:table-cell office:value-type="float" office:value="0.625944762442583">
                <text:p>0.625944762442583</text:p>
              </table:table-cell>
              <table:table-cell office:value-type="float" office:value="0.625944762442583">
                <text:p>0.625944762442583</text:p>
              </table:table-cell>
              <table:table-cell office:value-type="float" office:value="0.379118526031537">
                <text:p>0.3791185260315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58856161641942">
                <text:p>0.58856161641942</text:p>
              </table:table-cell>
              <table:table-cell office:value-type="float" office:value="0.594194872520674">
                <text:p>0.594194872520674</text:p>
              </table:table-cell>
              <table:table-cell office:value-type="float" office:value="0.594194872520674">
                <text:p>0.594194872520674</text:p>
              </table:table-cell>
              <table:table-cell office:value-type="float" office:value="0.41143838358058">
                <text:p>0.411438383580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556311664834794">
                <text:p>0.556311664834794</text:p>
              </table:table-cell>
              <table:table-cell office:value-type="float" office:value="0.562512194654137">
                <text:p>0.562512194654137</text:p>
              </table:table-cell>
              <table:table-cell office:value-type="float" office:value="0.562512194654137">
                <text:p>0.562512194654137</text:p>
              </table:table-cell>
              <table:table-cell office:value-type="float" office:value="0.443688335165206">
                <text:p>0.4436883351652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52430469233745">
                <text:p>0.52430469233745</text:p>
              </table:table-cell>
              <table:table-cell office:value-type="float" office:value="0.531061889219852">
                <text:p>0.531061889219852</text:p>
              </table:table-cell>
              <table:table-cell office:value-type="float" office:value="0.531061889219852">
                <text:p>0.531061889219852</text:p>
              </table:table-cell>
              <table:table-cell office:value-type="float" office:value="0.47569530766255">
                <text:p>0.475695307662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492702765676015">
                <text:p>0.492702765676015</text:p>
              </table:table-cell>
              <table:table-cell office:value-type="float" office:value="0.499998247817289">
                <text:p>0.499998247817289</text:p>
              </table:table-cell>
              <table:table-cell office:value-type="float" office:value="0.499998247817289">
                <text:p>0.499998247817289</text:p>
              </table:table-cell>
              <table:table-cell office:value-type="float" office:value="0.507297234323985">
                <text:p>0.5072972343239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461655742085471">
                <text:p>0.461655742085471</text:p>
              </table:table-cell>
              <table:table-cell office:value-type="float" office:value="0.469463660590948">
                <text:p>0.469463660590948</text:p>
              </table:table-cell>
              <table:table-cell office:value-type="float" office:value="0.469463660590948">
                <text:p>0.469463660590948</text:p>
              </table:table-cell>
              <table:table-cell office:value-type="float" office:value="0.538344257914529">
                <text:p>0.5383442579145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431300296030536">
                <text:p>0.431300296030536</text:p>
              </table:table-cell>
              <table:table-cell office:value-type="float" office:value="0.439587800492723">
                <text:p>0.439587800492723</text:p>
              </table:table-cell>
              <table:table-cell office:value-type="float" office:value="0.439587800492723">
                <text:p>0.439587800492723</text:p>
              </table:table-cell>
              <table:table-cell office:value-type="float" office:value="0.568699703969464">
                <text:p>0.5686997039694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401759179864061">
                <text:p>0.401759179864061</text:p>
              </table:table-cell>
              <table:table-cell office:value-type="float" office:value="0.410487024786733">
                <text:p>0.410487024786733</text:p>
              </table:table-cell>
              <table:table-cell office:value-type="float" office:value="0.410487024786733">
                <text:p>0.410487024786733</text:p>
              </table:table-cell>
              <table:table-cell office:value-type="float" office:value="0.598240820135939">
                <text:p>0.5982408201359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373140717736758">
                <text:p>0.373140717736758</text:p>
              </table:table-cell>
              <table:table-cell office:value-type="float" office:value="0.382263990054239">
                <text:p>0.382263990054239</text:p>
              </table:table-cell>
              <table:table-cell office:value-type="float" office:value="0.382263990054239">
                <text:p>0.382263990054239</text:p>
              </table:table-cell>
              <table:table-cell office:value-type="float" office:value="0.626859282263242">
                <text:p>0.6268592822632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345538527657601">
                <text:p>0.345538527657601</text:p>
              </table:table-cell>
              <table:table-cell office:value-type="float" office:value="0.355007473237108">
                <text:p>0.355007473237108</text:p>
              </table:table-cell>
              <table:table-cell office:value-type="float" office:value="0.355007473237108">
                <text:p>0.355007473237108</text:p>
              </table:table-cell>
              <table:table-cell office:value-type="float" office:value="0.654461472342399">
                <text:p>0.6544614723423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319031462522223">
                <text:p>0.319031462522223</text:p>
              </table:table-cell>
              <table:table-cell office:value-type="float" office:value="0.328792387933055">
                <text:p>0.328792387933055</text:p>
              </table:table-cell>
              <table:table-cell office:value-type="float" office:value="0.328792387933055">
                <text:p>0.328792387933055</text:p>
              </table:table-cell>
              <table:table-cell office:value-type="float" office:value="0.680968537477777">
                <text:p>0.6809685374777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293683757280731">
                <text:p>0.293683757280731</text:p>
              </table:table-cell>
              <table:table-cell office:value-type="float" office:value="0.303679982278076">
                <text:p>0.303679982278076</text:p>
              </table:table-cell>
              <table:table-cell office:value-type="float" office:value="0.303679982278076">
                <text:p>0.303679982278076</text:p>
              </table:table-cell>
              <table:table-cell office:value-type="float" office:value="0.706316242719269">
                <text:p>0.7063162427192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269545366271356">
                <text:p>0.269545366271356</text:p>
              </table:table-cell>
              <table:table-cell office:value-type="float" office:value="0.279718202359111">
                <text:p>0.279718202359111</text:p>
              </table:table-cell>
              <table:table-cell office:value-type="float" office:value="0.279718202359111">
                <text:p>0.279718202359111</text:p>
              </table:table-cell>
              <table:table-cell office:value-type="float" office:value="0.730454633728644">
                <text:p>0.7304546337286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246652472149679">
                <text:p>0.246652472149679</text:p>
              </table:table-cell>
              <table:table-cell office:value-type="float" office:value="0.256942203215894">
                <text:p>0.256942203215894</text:p>
              </table:table-cell>
              <table:table-cell office:value-type="float" office:value="0.256942203215894">
                <text:p>0.256942203215894</text:p>
              </table:table-cell>
              <table:table-cell office:value-type="float" office:value="0.753347527850321">
                <text:p>0.7533475278503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225028145824228">
                <text:p>0.225028145824228</text:p>
              </table:table-cell>
              <table:table-cell office:value-type="float" office:value="0.235374988122758">
                <text:p>0.235374988122758</text:p>
              </table:table-cell>
              <table:table-cell office:value-type="float" office:value="0.235374988122758">
                <text:p>0.235374988122758</text:p>
              </table:table-cell>
              <table:table-cell office:value-type="float" office:value="0.774971854175772">
                <text:p>0.7749718541757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204683135379846">
                <text:p>0.204683135379846</text:p>
              </table:table-cell>
              <table:table-cell office:value-type="float" office:value="0.215028155982657">
                <text:p>0.215028155982657</text:p>
              </table:table-cell>
              <table:table-cell office:value-type="float" office:value="0.215028155982657">
                <text:p>0.215028155982657</text:p>
              </table:table-cell>
              <table:table-cell office:value-type="float" office:value="0.795316864620154">
                <text:p>0.7953168646201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185616761125285">
                <text:p>0.185616761125285</text:p>
              </table:table-cell>
              <table:table-cell office:value-type="float" office:value="0.19590273629747">
                <text:p>0.19590273629747</text:p>
              </table:table-cell>
              <table:table-cell office:value-type="float" office:value="0.19590273629747">
                <text:p>0.19590273629747</text:p>
              </table:table-cell>
              <table:table-cell office:value-type="float" office:value="0.814383238874715">
                <text:p>0.8143832388747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16781789362012">
                <text:p>0.16781789362012</text:p>
              </table:table-cell>
              <table:table-cell office:value-type="float" office:value="0.177990091270305">
                <text:p>0.177990091270305</text:p>
              </table:table-cell>
              <table:table-cell office:value-type="float" office:value="0.177990091270305">
                <text:p>0.177990091270305</text:p>
              </table:table-cell>
              <table:table-cell office:value-type="float" office:value="0.83218210637988">
                <text:p>0.832182106379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151265991783615">
                <text:p>0.151265991783615</text:p>
              </table:table-cell>
              <table:table-cell office:value-type="float" office:value="0.161272865106846">
                <text:p>0.161272865106846</text:p>
              </table:table-cell>
              <table:table-cell office:value-type="float" office:value="0.161272865106846">
                <text:p>0.161272865106846</text:p>
              </table:table-cell>
              <table:table-cell office:value-type="float" office:value="0.848734008216385">
                <text:p>0.8487340082163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135932178917879">
                <text:p>0.135932178917879</text:p>
              </table:table-cell>
              <table:table-cell office:value-type="float" office:value="0.145725961466156">
                <text:p>0.145725961466156</text:p>
              </table:table-cell>
              <table:table-cell office:value-type="float" office:value="0.145725961466156">
                <text:p>0.145725961466156</text:p>
              </table:table-cell>
              <table:table-cell office:value-type="float" office:value="0.864067821082121">
                <text:p>0.8640678210821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21780335633278">
                <text:p>0.121780335633278</text:p>
              </table:table-cell>
              <table:table-cell office:value-type="float" office:value="0.131317531213428">
                <text:p>0.131317531213428</text:p>
              </table:table-cell>
              <table:table-cell office:value-type="float" office:value="0.131317531213428">
                <text:p>0.131317531213428</text:p>
              </table:table-cell>
              <table:table-cell office:value-type="float" office:value="0.878219664366722">
                <text:p>0.8782196643667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108768190182051">
                <text:p>0.108768190182051</text:p>
              </table:table-cell>
              <table:table-cell office:value-type="float" office:value="0.118009954091123">
                <text:p>0.118009954091123</text:p>
              </table:table-cell>
              <table:table-cell office:value-type="float" office:value="0.118009954091123">
                <text:p>0.118009954091123</text:p>
              </table:table-cell>
              <table:table-cell office:value-type="float" office:value="0.891231809817949">
                <text:p>0.8912318098179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968483885182646">
                <text:p>0.0968483885182646</text:p>
              </table:table-cell>
              <table:table-cell office:value-type="float" office:value="0.105760799592302">
                <text:p>0.105760799592302</text:p>
              </table:table-cell>
              <table:table-cell office:value-type="float" office:value="0.105760799592302">
                <text:p>0.105760799592302</text:p>
              </table:table-cell>
              <table:table-cell office:value-type="float" office:value="0.903151611481735">
                <text:p>0.9031516114817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0859695284381308">
                <text:p>0.0859695284381308</text:p>
              </table:table-cell>
              <table:table-cell office:value-type="float" office:value="0.0945237541324223">
                <text:p>0.0945237541324223</text:p>
              </table:table-cell>
              <table:table-cell office:value-type="float" office:value="0.0945237541324223">
                <text:p>0.0945237541324223</text:p>
              </table:table-cell>
              <table:table-cell office:value-type="float" office:value="0.914030471561869">
                <text:p>0.9140304715618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0760771443438801">
                <text:p>0.0760771443438801</text:p>
              </table:table-cell>
              <table:table-cell office:value-type="float" office:value="0.0842495035170503">
                <text:p>0.0842495035170503</text:p>
              </table:table-cell>
              <table:table-cell office:value-type="float" office:value="0.0842495035170503">
                <text:p>0.0842495035170503</text:p>
              </table:table-cell>
              <table:table-cell office:value-type="float" office:value="0.92392285565612">
                <text:p>0.923922855656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0671146314485737">
                <text:p>0.0671146314485737</text:p>
              </table:table-cell>
              <table:table-cell office:value-type="float" office:value="0.0748865616396143">
                <text:p>0.0748865616396143</text:p>
              </table:table-cell>
              <table:table-cell office:value-type="float" office:value="0.0748865616396143">
                <text:p>0.0748865616396143</text:p>
              </table:table-cell>
              <table:table-cell office:value-type="float" office:value="0.932885368551426">
                <text:p>0.9328853685514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0590241005342251">
                <text:p>0.0590241005342251</text:p>
              </table:table-cell>
              <table:table-cell office:value-type="float" office:value="0.0663820382668317">
                <text:p>0.0663820382668317</text:p>
              </table:table-cell>
              <table:table-cell office:value-type="float" office:value="0.0663820382668317">
                <text:p>0.0663820382668317</text:p>
              </table:table-cell>
              <table:table-cell office:value-type="float" office:value="0.940975899465775">
                <text:p>0.9409758994657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0517471566327453">
                <text:p>0.0517471566327453</text:p>
              </table:table-cell>
              <table:table-cell office:value-type="float" office:value="0.0586823406364485">
                <text:p>0.0586823406364485</text:p>
              </table:table-cell>
              <table:table-cell office:value-type="float" office:value="0.0586823406364485">
                <text:p>0.0586823406364485</text:p>
              </table:table-cell>
              <table:table-cell office:value-type="float" office:value="0.948252843367255">
                <text:p>0.9482528433672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0452255971667007">
                <text:p>0.0452255971667007</text:p>
              </table:table-cell>
              <table:table-cell office:value-type="float" office:value="0.0517338053651481">
                <text:p>0.0517338053651481</text:p>
              </table:table-cell>
              <table:table-cell office:value-type="float" office:value="0.0517338053651481">
                <text:p>0.0517338053651481</text:p>
              </table:table-cell>
              <table:table-cell office:value-type="float" office:value="0.954774402833299">
                <text:p>0.9547744028332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0394020271205775">
                <text:p>0.0394020271205775</text:p>
              </table:table-cell>
              <table:table-cell office:value-type="float" office:value="0.0454832588131276">
                <text:p>0.0454832588131276</text:p>
              </table:table-cell>
              <table:table-cell office:value-type="float" office:value="0.0454832588131276">
                <text:p>0.0454832588131276</text:p>
              </table:table-cell>
              <table:table-cell office:value-type="float" office:value="0.960597972879422">
                <text:p>0.9605979728794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0342203906773235">
                <text:p>0.0342203906773235</text:p>
              </table:table-cell>
              <table:table-cell office:value-type="float" office:value="0.0398785055516944">
                <text:p>0.0398785055516944</text:p>
              </table:table-cell>
              <table:table-cell office:value-type="float" office:value="0.0398785055516944">
                <text:p>0.0398785055516944</text:p>
              </table:table-cell>
              <table:table-cell office:value-type="float" office:value="0.965779609322676">
                <text:p>0.9657796093226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0296264204220116">
                <text:p>0.0296264204220116</text:p>
              </table:table-cell>
              <table:table-cell office:value-type="float" office:value="0.0348687459136893">
                <text:p>0.0348687459136893</text:p>
              </table:table-cell>
              <table:table-cell office:value-type="float" office:value="0.0348687459136893">
                <text:p>0.0348687459136893</text:p>
              </table:table-cell>
              <table:table-cell office:value-type="float" office:value="0.970373579577988">
                <text:p>0.9703735795779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0255680066655716">
                <text:p>0.0255680066655716</text:p>
              </table:table-cell>
              <table:table-cell office:value-type="float" office:value="0.0304049247622686">
                <text:p>0.0304049247622686</text:p>
              </table:table-cell>
              <table:table-cell office:value-type="float" office:value="0.0304049247622686">
                <text:p>0.0304049247622686</text:p>
              </table:table-cell>
              <table:table-cell office:value-type="float" office:value="0.974431993334428">
                <text:p>0.9744319933344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0219954906657246">
                <text:p>0.0219954906657246</text:p>
              </table:table-cell>
              <table:table-cell office:value-type="float" office:value="0.0264400145861558">
                <text:p>0.0264400145861558</text:p>
              </table:table-cell>
              <table:table-cell office:value-type="float" office:value="0.0264400145861558">
                <text:p>0.0264400145861558</text:p>
              </table:table-cell>
              <table:table-cell office:value-type="float" office:value="0.978004509334275">
                <text:p>0.9780045093342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0188618865160872">
                <text:p>0.0188618865160872</text:p>
              </table:table-cell>
              <table:table-cell office:value-type="float" office:value="0.0229292368188104">
                <text:p>0.0229292368188104</text:p>
              </table:table-cell>
              <table:table-cell office:value-type="float" office:value="0.0229292368188104">
                <text:p>0.0229292368188104</text:p>
              </table:table-cell>
              <table:table-cell office:value-type="float" office:value="0.981138113483913">
                <text:p>0.9811381134839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0161230372411485">
                <text:p>0.0161230372411485</text:p>
              </table:table-cell>
              <table:table-cell office:value-type="float" office:value="0.019830225889674">
                <text:p>0.019830225889674</text:p>
              </table:table-cell>
              <table:table-cell office:value-type="float" office:value="0.019830225889674">
                <text:p>0.019830225889674</text:p>
              </table:table-cell>
              <table:table-cell office:value-type="float" office:value="0.983876962758851">
                <text:p>0.9838769627588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0137377111835539">
                <text:p>0.0137377111835539</text:p>
              </table:table-cell>
              <table:table-cell office:value-type="float" office:value="0.0171031409563176">
                <text:p>0.0171031409563176</text:p>
              </table:table-cell>
              <table:table-cell office:value-type="float" office:value="0.0171031409563176">
                <text:p>0.0171031409563176</text:p>
              </table:table-cell>
              <table:table-cell office:value-type="float" office:value="0.986262288816446">
                <text:p>0.9862622888164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0116676451147992">
                <text:p>0.0116676451147992</text:p>
              </table:table-cell>
              <table:table-cell office:value-type="float" office:value="0.014710730548764">
                <text:p>0.014710730548764</text:p>
              </table:table-cell>
              <table:table-cell office:value-type="float" office:value="0.014710730548764">
                <text:p>0.014710730548764</text:p>
              </table:table-cell>
              <table:table-cell office:value-type="float" office:value="0.988332354885201">
                <text:p>0.9883323548852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00987754065883002">
                <text:p>0.00987754065883002</text:p>
              </table:table-cell>
              <table:table-cell office:value-type="float" office:value="0.0126183554958017">
                <text:p>0.0126183554958017</text:p>
              </table:table-cell>
              <table:table-cell office:value-type="float" office:value="0.0126183554958017">
                <text:p>0.0126183554958017</text:p>
              </table:table-cell>
              <table:table-cell office:value-type="float" office:value="0.99012245934117">
                <text:p>0.990122459341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00833502061073875">
                <text:p>0.00833502061073875</text:p>
              </table:table-cell>
              <table:table-cell office:value-type="float" office:value="0.0107939755138173">
                <text:p>0.0107939755138173</text:p>
              </table:table-cell>
              <table:table-cell office:value-type="float" office:value="0.0107939755138173">
                <text:p>0.0107939755138173</text:p>
              </table:table-cell>
              <table:table-cell office:value-type="float" office:value="0.991664979389261">
                <text:p>0.9916649793892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0701055158218301">
                <text:p>0.00701055158218301</text:p>
              </table:table-cell>
              <table:table-cell office:value-type="float" office:value="0.00920810473870293">
                <text:p>0.00920810473870293</text:p>
              </table:table-cell>
              <table:table-cell office:value-type="float" office:value="0.00920810473870293">
                <text:p>0.00920810473870293</text:p>
              </table:table-cell>
              <table:table-cell office:value-type="float" office:value="0.992989448417817">
                <text:p>0.9929894484178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00587733913465206">
                <text:p>0.00587733913465206</text:p>
              </table:table-cell>
              <table:table-cell office:value-type="float" office:value="0.00783374128834402">
                <text:p>0.00783374128834402</text:p>
              </table:table-cell>
              <table:table-cell office:value-type="float" office:value="0.00783374128834402">
                <text:p>0.00783374128834402</text:p>
              </table:table-cell>
              <table:table-cell office:value-type="float" office:value="0.994122660865348">
                <text:p>0.9941226608653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